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dc="http://purl.org/dc/elements/1.1/" xmlns:meta="urn:oasis:names:tc:opendocument:xmlns:meta:1.0" xmlns:number="urn:oasis:names:tc:opendocument:xmlns:datastyle:1.0" xmlns:svg="urn:oasis:names:tc:opendocument:xmlns:svg-compatible:1.0" office:version="1.2">
  <office:body>
    <office:text>
      <text:h text:style-name="Heading1" text:outline-level="1">ElemenTails — Master Rules</text:h>
      <text:p text:style-name="BodyText">Source of truth for gameplay rules. If a mechanic is not documented here, it is not considered part of the game. When in doubt, consult the designer before adding new behavior.</text:p>
      <text:p text:style-name="BodyText">Version: 0.1 (Template)</text:p>
      <text:p text:style-name="BodyText">Owner: Ponix | Last updated: (fill in)</text:p>
      <text:h text:style-name="Heading1" text:outline-level="1">1. Overview &amp; Core Concepts</text:h>
      <text:p text:style-name="BodyText">Premise: (one-paragraph summary)</text:p>
      <text:p text:style-name="BodyText">Victory Conditions: (define)</text:p>
      <text:p text:style-name="BodyText">Defeat Conditions: (define)</text:p>
      <text:p text:style-name="BodyText">Turn Structure: (phases, order of operations)</text:p>
      <text:h text:style-name="Heading1" text:outline-level="1">2. Elemental System</text:h>
      <text:p text:style-name="BodyText">Affinities and interactions are defined numerically in the Data Sheet. This section explains the logic in words.</text:p>
      <text:h text:style-name="Heading2" text:outline-level="2">2.1 Damage Resolution Order</text:h>
      <text:p text:style-name="BodyText">Example: Base Damage → Elemental Multiplier → Defense/Resist → On-Hit Effects → Final Modifiers.</text:p>
      <text:h text:style-name="Heading2" text:outline-level="2">2.2 Elemental Effects &amp; Special Cases</text:h>
      <text:p text:style-name="BodyText">Define any non-multiplier effects (e.g., status ailments, terrain interactions).</text:p>
      <text:h text:style-name="Heading1" text:outline-level="1">3. Energy &amp; Resource Rules</text:h>
      <text:p text:style-name="BodyText">Define how Energy is gained, spent, capped, and reset.</text:p>
      <text:p text:style-name="BodyText">Boss/elite exceptions if any.</text:p>
      <text:h text:style-name="Heading1" text:outline-level="1">4. Classes &amp; Weapons</text:h>
      <text:p text:style-name="BodyText">Each class has specific weapon eligibility and a unique passive.</text:p>
      <text:p text:style-name="BodyText">Reference: see Data Sheet → Classes tab for numeric values and restrictions.</text:p>
      <text:h text:style-name="Heading2" text:outline-level="2">4.1 Class Summaries</text:h>
      <text:p text:style-name="BodyText">For each class: role, fantasy, key mechanics.</text:p>
      <text:h text:style-name="Heading2" text:outline-level="2">4.2 Weapon Restrictions</text:h>
      <text:p text:style-name="BodyText">List allowed weapons per class; no duplicates where prohibited.</text:p>
      <text:h text:style-name="Heading1" text:outline-level="1">5. Spells &amp; Power Cards</text:h>
      <text:p text:style-name="BodyText">General casting rules, targeting, LoS, range, resource costs.</text:p>
      <text:p text:style-name="BodyText">Upgrades: tiers, costs, limits, and how duplicates interact.</text:p>
      <text:h text:style-name="Heading1" text:outline-level="1">6. Market &amp; Card Upgrades</text:h>
      <text:p text:style-name="BodyText">Shared market rules, refreshes/rerolls, purchase limits, and upgrade mechanics.</text:p>
      <text:h text:style-name="Heading1" text:outline-level="1">7. Enemies &amp; AI</text:h>
      <text:p text:style-name="BodyText">Enemy stat baselines, scaling, movement heuristics, focus/aggro rules, and ability triggers.</text:p>
      <text:h text:style-name="Heading1" text:outline-level="1">8. Combat Grid &amp; Positioning</text:h>
      <text:p text:style-name="BodyText">Define the grid type (hex/radial/etc.), movement costs, adjacency, flanking, cover, elevation.</text:p>
      <text:h text:style-name="Heading1" text:outline-level="1">9. Special Exceptions &amp; Clarifications</text:h>
      <text:p text:style-name="BodyText">Document one-off overrides and rulings to avoid ambiguity.</text:p>
      <text:h text:style-name="Heading1" text:outline-level="1">10. Data Sheet Links</text:h>
      <text:p text:style-name="BodyText">• Elemental Multipliers → (paste Google Sheet or local CSV/JSON link)</text:p>
      <text:p text:style-name="BodyText">• Classes → (Sheet tab / JSON path)</text:p>
      <text:p text:style-name="BodyText">• Spells / Power Cards → (Sheet tab / JSON path)</text:p>
      <text:p text:style-name="BodyText">• Enemies → (Sheet tab / JSON path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styles>
    <style:style style:name="Heading1" style:family="paragraph" style:parent-style-name="Heading">
      <style:paragraph-properties fo:margin-top="0.2in" fo:margin-bottom="0.08in"/>
      <style:text-properties fo:font-size="18pt" fo:font-weight="bold"/>
    </style:style>
    <style:style style:name="Heading2" style:family="paragraph" style:parent-style-name="Heading">
      <style:paragraph-properties fo:margin-top="0.16in" fo:margin-bottom="0.06in"/>
      <style:text-properties fo:font-size="14pt" fo:font-weight="bold"/>
    </style:style>
    <style:style style:name="BodyText" style:family="paragraph" style:parent-style-name="Text_20_body">
      <style:paragraph-properties fo:margin-top="0.04in" fo:margin-bottom="0.04in"/>
      <style:text-properties fo:font-size="11pt"/>
    </style:style>
    <style:style style:name="Mono" style:family="text">
      <style:text-properties style:font-name="Courier New" fo:font-size="10pt"/>
    </style:style>
  </office:styles>
</office:document-styles>
</file>

<file path=meta.xml><?xml version="1.0" encoding="utf-8"?>
<office:document-meta xmlns:office="urn:oasis:names:tc:opendocument:xmlns:office:1.0" xmlns:dc="http://purl.org/dc/elements/1.1/" xmlns:meta="urn:oasis:names:tc:opendocument:xmlns:meta:1.0" office:version="1.2">
  <office:meta>
    <dc:title>ElemenTails Master Rules</dc:title>
    <dc:creator>ElemenTails</dc:creator>
    <meta:creation-date>2025-08-15T00:50:40Z</meta:creation-date>
    <dc:date>2025-08-15T00:50:40Z</dc:date>
  </office:meta>
</office:document-meta>
</file>